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1.75cm" fo:min-width="4.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5cm" fo:min-width="1.5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9900" draw:textarea-horizontal-align="justify" draw:textarea-vertical-align="middle" draw:auto-grow-height="false" fo:min-height="1.75cm" fo:min-width="4.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698cm" fo:min-width="4.4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9900" draw:textarea-horizontal-align="justify" draw:textarea-vertical-align="middle" draw:auto-grow-height="false" fo:min-height="1.698cm" fo:min-width="4.4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1.698cm" fo:min-width="4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98cm" fo:min-width="11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10" style:family="graphic" style:parent-style-name="objectwithoutfill">
      <style:graphic-properties draw:stroke="solid" draw:stroke-dash="Coarse_20_Dashed" svg:stroke-width="0.106cm" svg:stroke-color="#000000" draw:marker-start-width="0.359cm" draw:marker-end="Arrowheads_20_2" draw:marker-end-width="0.459cm" svg:stroke-linecap="butt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solid" draw:stroke-dash="Coarse_20_Dashed" svg:stroke-width="0.106cm" svg:stroke-color="#000000" draw:marker-start-width="0.359cm" draw:marker-end="Arrowheads_20_3" draw:marker-end-width="0.459cm" svg:stroke-linecap="butt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0000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1.87cm" svg:y="2.51cm">
          <text:p text:style-name="P1">Rust Ap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cm" svg:height="0.7cm" svg:x="4.687cm" svg:y="3.68cm">
          <text:p text:style-name="P1">Buf<text:span text:style-name="T1">d,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cm" svg:height="0.7cm" svg:x="2.087cm" svg:y="3.68cm">
          <text:p text:style-name="P1">Buf<text:span text:style-name="T1">d,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2cm" svg:x="8.87cm" svg:y="3.51cm">
          <text:p text:style-name="P1">CakeML Ap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cm" svg:height="0.7cm" svg:x="11.687cm" svg:y="4.68cm">
          <text:p text:style-name="P1">Buf<text:span text:style-name="T1">d,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cm" svg:height="0.7cm" svg:x="9.087cm" svg:y="4.68cm">
          <text:p text:style-name="P1">Buf<text:span text:style-name="T1">d,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1cm" svg:x="1.87cm" svg:y="4.51cm">
          <text:p text:style-name="P1">FFI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2cm" svg:x="8.87cm" svg:y="5.51cm">
          <text:p text:style-name="P1">FF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cm" svg:height="0.7cm" svg:x="11.687cm" svg:y="6.68cm">
          <text:p text:style-name="P1">Buf<text:span text:style-name="T1">s,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cm" svg:height="0.7cm" svg:x="9.087cm" svg:y="6.68cm">
          <text:p text:style-name="P1">Buf<text:span text:style-name="T1">s,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2cm" svg:x="1.87cm" svg:y="5.51cm">
          <text:p text:style-name="P1">Linux Kerne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cm" svg:height="0.7cm" svg:x="4.687cm" svg:y="6.68cm">
          <text:p text:style-name="P1">Buf<text:span text:style-name="T1">d,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cm" svg:height="0.7cm" svg:x="2.087cm" svg:y="6.68cm">
          <text:p text:style-name="P1">Buf<text:span text:style-name="T1">d,i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2cm" svg:height="2cm" svg:x="1.87cm" svg:y="7.51cm">
          <text:p text:style-name="P1">Hypervisor</text:p>
          <draw:enhanced-geometry svg:viewBox="0 0 21600 21600" draw:type="rectangle" draw:enhanced-path="M 0 0 L 21600 0 21600 21600 0 21600 0 0 Z N"/>
        </draw:custom-shape>
        <draw:frame draw:style-name="gr8" draw:text-style-name="P5" xml:id="id9" draw:id="id9" draw:layer="layout" svg:width="4.127cm" svg:height="2.384cm" svg:x="-0.265cm" svg:y="-0.165cm">
          <draw:text-box>
            <text:p text:style-name="P1">Dynamically<text:line-break/>allocated<text:line-break/>input buffer</text:p>
          </draw:text-box>
        </draw:frame>
        <draw:frame draw:style-name="gr9" draw:text-style-name="P5" xml:id="id10" draw:id="id10" draw:layer="layout" svg:width="4.816cm" svg:height="3.095cm" svg:x="12.536cm" svg:y="0.135cm">
          <draw:text-box>
            <text:p text:style-name="P1">Statically<text:line-break/>allocated<text:line-break/>(fixed location)<text:line-break/>output buffer</text:p>
          </draw:text-box>
        </draw:frame>
        <draw:connector draw:style-name="gr10" draw:text-style-name="P6" draw:layer="layout" draw:type="curve" svg:x1="5.687cm" svg:y1="7.38cm" svg:x2="10.087cm" svg:y2="7.38cm" draw:start-shape="id1" draw:start-glue-point="2" draw:end-shape="id2" draw:end-glue-point="2" svg:d="M5687 7380c0 751 4400 751 4400 0" svg:viewBox="0 0 4401 564">
          <text:p/>
        </draw:connector>
        <draw:connector draw:style-name="gr11" draw:text-style-name="P6" draw:layer="layout" draw:type="curve" draw:line-skew="0.999cm" svg:x1="12.687cm" svg:y1="7.38cm" svg:x2="3.087cm" svg:y2="7.38cm" draw:start-shape="id3" draw:start-glue-point="2" draw:end-shape="id4" draw:end-glue-point="2" svg:d="M12687 7380c0 2250-9600 2250-9600 0" svg:viewBox="0 0 9601 1689">
          <text:p/>
        </draw:connector>
        <draw:connector draw:style-name="gr12" draw:text-style-name="P6" draw:layer="layout" draw:type="curve" svg:x1="6.687cm" svg:y1="4.03cm" svg:x2="6.687cm" svg:y2="7.03cm" draw:start-shape="id5" draw:start-glue-point="1" draw:end-shape="id1" draw:end-glue-point="1" svg:d="M6687 4030c751 0 751 3000 0 3000" svg:viewBox="0 0 564 3001">
          <text:p/>
        </draw:connector>
        <draw:connector draw:style-name="gr13" draw:text-style-name="P6" draw:layer="layout" draw:type="line" svg:x1="10.087cm" svg:y1="6.68cm" svg:x2="10.087cm" svg:y2="5.38cm" draw:start-shape="id2" draw:start-glue-point="0" draw:end-shape="id6" draw:end-glue-point="2" svg:d="M10087 6680v-1300" svg:viewBox="0 0 1 1301">
          <text:p/>
        </draw:connector>
        <draw:connector draw:style-name="gr14" draw:text-style-name="P6" draw:layer="layout" draw:type="line" svg:x1="12.687cm" svg:y1="5.38cm" svg:x2="12.687cm" svg:y2="6.68cm" draw:start-shape="id7" draw:start-glue-point="2" draw:end-shape="id3" draw:end-glue-point="0" svg:d="M12687 5380v1300" svg:viewBox="0 0 1 1301">
          <text:p/>
        </draw:connector>
        <draw:connector draw:style-name="gr15" draw:text-style-name="P6" draw:layer="layout" draw:type="curve" svg:x1="2.087cm" svg:y1="7.03cm" svg:x2="2.087cm" svg:y2="4.03cm" draw:start-shape="id4" draw:start-glue-point="3" draw:end-shape="id8" draw:end-glue-point="3" svg:d="M2087 7030c-751 0-751-3000 0-3000" svg:viewBox="0 0 564 3001">
          <text:p/>
        </draw:connector>
        <draw:connector draw:style-name="gr16" draw:text-style-name="P6" draw:layer="layout" draw:type="line" svg:x1="1.798cm" svg:y1="2.219cm" svg:x2="3.087cm" svg:y2="3.68cm" draw:start-shape="id9" draw:start-glue-point="2" draw:end-shape="id8" draw:end-glue-point="0" svg:d="M1798 2219l1289 1461" svg:viewBox="0 0 1290 1462">
          <text:p/>
        </draw:connector>
        <draw:connector draw:style-name="gr17" draw:text-style-name="P6" draw:layer="layout" draw:type="line" svg:x1="14.944cm" svg:y1="3.23cm" svg:x2="13.687cm" svg:y2="7.03cm" draw:start-shape="id10" draw:start-glue-point="2" draw:end-shape="id3" draw:end-glue-point="1" svg:d="M14944 3230l-1257 3800" svg:viewBox="0 0 1258 38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Coarse_20_Dashed" draw:display-name="Coarse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1:55:06.649669373</meta:creation-date>
    <dc:date>2023-07-26T13:03:14.942194248</dc:date>
    <meta:editing-duration>PT1H8M8S</meta:editing-duration>
    <meta:editing-cycles>5</meta:editing-cycles>
    <meta:generator>LibreOffice/7.5.5.2$Linux_X86_64 LibreOffice_project/50$Build-2</meta:generator>
    <meta:document-statistic meta:object-count="24"/>
  </office:meta>
</office:document-meta>
</file>